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71" table:style-name="ta1">
        <table:shapes>
          <draw:frame draw:z-index="0" draw:style-name="gr1" draw:text-style-name="P1" svg:width="159.99mm" svg:height="89.99mm" svg:x="123.01mm" svg:y="1mm">
            <loext:p draw:notify-on-update-of-ranges="test271.C1:test271.C1 test271.C2:test271.C102 test271.D1:test271.D1 test271.D2:test271.D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00</text:p>
          </table:table-cell>
          <table:table-cell office:value-type="float" office:value="0.038068" calcext:value-type="float">
            <text:p>0.038068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" calcext:value-type="float">
            <text:p>0</text:p>
          </table:table-cell>
          <table:table-cell office:value-type="float" office:value="2896" calcext:value-type="float">
            <text:p>289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01</text:p>
          </table:table-cell>
          <table:table-cell office:value-type="float" office:value="0.014266" calcext:value-type="float">
            <text:p>0.014266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2983" calcext:value-type="float">
            <text:p>2983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02</text:p>
          </table:table-cell>
          <table:table-cell office:value-type="float" office:value="0.017078" calcext:value-type="float">
            <text:p>0.017078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869" calcext:value-type="float">
            <text:p>2869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03</text:p>
          </table:table-cell>
          <table:table-cell office:value-type="float" office:value="0.014909" calcext:value-type="float">
            <text:p>0.014909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327" calcext:value-type="float">
            <text:p>332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04</text:p>
          </table:table-cell>
          <table:table-cell office:value-type="float" office:value="0.023583" calcext:value-type="float">
            <text:p>0.023583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3325" calcext:value-type="float">
            <text:p>3325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05</text:p>
          </table:table-cell>
          <table:table-cell office:value-type="float" office:value="0.011449" calcext:value-type="float">
            <text:p>0.011449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" calcext:value-type="float">
            <text:p>0</text:p>
          </table:table-cell>
          <table:table-cell office:value-type="float" office:value="3355" calcext:value-type="float">
            <text:p>3355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06</text:p>
          </table:table-cell>
          <table:table-cell office:value-type="float" office:value="0.016519" calcext:value-type="float">
            <text:p>0.016519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07</text:p>
          </table:table-cell>
          <table:table-cell office:value-type="float" office:value="0.039968" calcext:value-type="float">
            <text:p>0.039968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3161" calcext:value-type="float">
            <text:p>3161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08</text:p>
          </table:table-cell>
          <table:table-cell office:value-type="float" office:value="0.018101" calcext:value-type="float">
            <text:p>0.018101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2998" calcext:value-type="float">
            <text:p>2998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09</text:p>
          </table:table-cell>
          <table:table-cell office:value-type="float" office:value="0.021106" calcext:value-type="float">
            <text:p>0.021106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114" calcext:value-type="float">
            <text:p>311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10</text:p>
          </table:table-cell>
          <table:table-cell office:value-type="float" office:value="0.023817" calcext:value-type="float">
            <text:p>0.023817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062" calcext:value-type="float">
            <text:p>3062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11</text:p>
          </table:table-cell>
          <table:table-cell office:value-type="float" office:value="0.014585" calcext:value-type="float">
            <text:p>0.014585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2936" calcext:value-type="float">
            <text:p>2936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12</text:p>
          </table:table-cell>
          <table:table-cell office:value-type="float" office:value="0.012171" calcext:value-type="float">
            <text:p>0.012171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3308" calcext:value-type="float">
            <text:p>3308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13</text:p>
          </table:table-cell>
          <table:table-cell office:value-type="float" office:value="0.013654" calcext:value-type="float">
            <text:p>0.013654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075" calcext:value-type="float">
            <text:p>3075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14</text:p>
          </table:table-cell>
          <table:table-cell office:value-type="float" office:value="0.027248" calcext:value-type="float">
            <text:p>0.027248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115" calcext:value-type="float">
            <text:p>3115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15</text:p>
          </table:table-cell>
          <table:table-cell office:value-type="float" office:value="0.024524" calcext:value-type="float">
            <text:p>0.024524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" calcext:value-type="float">
            <text:p>0</text:p>
          </table:table-cell>
          <table:table-cell office:value-type="float" office:value="3187" calcext:value-type="float">
            <text:p>318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16</text:p>
          </table:table-cell>
          <table:table-cell office:value-type="float" office:value="0.016335" calcext:value-type="float">
            <text:p>0.016335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143" calcext:value-type="float">
            <text:p>3143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17</text:p>
          </table:table-cell>
          <table:table-cell office:value-type="float" office:value="0.012611" calcext:value-type="float">
            <text:p>0.012611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144" calcext:value-type="float">
            <text:p>314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18</text:p>
          </table:table-cell>
          <table:table-cell office:value-type="float" office:value="0.033753" calcext:value-type="float">
            <text:p>0.033753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322" calcext:value-type="float">
            <text:p>3322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19</text:p>
          </table:table-cell>
          <table:table-cell office:value-type="float" office:value="0.037236" calcext:value-type="float">
            <text:p>0.037236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2739" calcext:value-type="float">
            <text:p>2739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20</text:p>
          </table:table-cell>
          <table:table-cell office:value-type="float" office:value="0.016364" calcext:value-type="float">
            <text:p>0.016364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095" calcext:value-type="float">
            <text:p>3095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21</text:p>
          </table:table-cell>
          <table:table-cell office:value-type="float" office:value="0.017807" calcext:value-type="float">
            <text:p>0.017807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497" calcext:value-type="float">
            <text:p>3497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22</text:p>
          </table:table-cell>
          <table:table-cell office:value-type="float" office:value="0.012699" calcext:value-type="float">
            <text:p>0.012699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3063" calcext:value-type="float">
            <text:p>3063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23</text:p>
          </table:table-cell>
          <table:table-cell office:value-type="float" office:value="0.035226" calcext:value-type="float">
            <text:p>0.035226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090" calcext:value-type="float">
            <text:p>309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24</text:p>
          </table:table-cell>
          <table:table-cell office:value-type="float" office:value="0.025193" calcext:value-type="float">
            <text:p>0.025193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" calcext:value-type="float">
            <text:p>0</text:p>
          </table:table-cell>
          <table:table-cell office:value-type="float" office:value="3224" calcext:value-type="float">
            <text:p>322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25</text:p>
          </table:table-cell>
          <table:table-cell office:value-type="float" office:value="0.023171" calcext:value-type="float">
            <text:p>0.023171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840" calcext:value-type="float">
            <text:p>284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26</text:p>
          </table:table-cell>
          <table:table-cell office:value-type="float" office:value="0.015104" calcext:value-type="float">
            <text:p>0.015104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" calcext:value-type="float">
            <text:p>0</text:p>
          </table:table-cell>
          <table:table-cell office:value-type="float" office:value="2626" calcext:value-type="float">
            <text:p>2626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27</text:p>
          </table:table-cell>
          <table:table-cell office:value-type="float" office:value="0.032942" calcext:value-type="float">
            <text:p>0.032942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076" calcext:value-type="float">
            <text:p>3076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28</text:p>
          </table:table-cell>
          <table:table-cell office:value-type="float" office:value="0.051953" calcext:value-type="float">
            <text:p>0.051953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" calcext:value-type="float">
            <text:p>0</text:p>
          </table:table-cell>
          <table:table-cell office:value-type="float" office:value="3536" calcext:value-type="float">
            <text:p>3536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29</text:p>
          </table:table-cell>
          <table:table-cell office:value-type="float" office:value="0.021909" calcext:value-type="float">
            <text:p>0.021909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3447" calcext:value-type="float">
            <text:p>3447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30</text:p>
          </table:table-cell>
          <table:table-cell office:value-type="float" office:value="0.03089" calcext:value-type="float">
            <text:p>0.03089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3036" calcext:value-type="float">
            <text:p>3036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31</text:p>
          </table:table-cell>
          <table:table-cell office:value-type="float" office:value="0.026795" calcext:value-type="float">
            <text:p>0.02679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2954" calcext:value-type="float">
            <text:p>295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32</text:p>
          </table:table-cell>
          <table:table-cell office:value-type="float" office:value="0.022808" calcext:value-type="float">
            <text:p>0.022808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333" calcext:value-type="float">
            <text:p>3333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33</text:p>
          </table:table-cell>
          <table:table-cell office:value-type="float" office:value="0.022251" calcext:value-type="float">
            <text:p>0.022251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284" calcext:value-type="float">
            <text:p>328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34</text:p>
          </table:table-cell>
          <table:table-cell office:value-type="float" office:value="0.034086" calcext:value-type="float">
            <text:p>0.034086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2993" calcext:value-type="float">
            <text:p>2993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35</text:p>
          </table:table-cell>
          <table:table-cell office:value-type="float" office:value="0.019436" calcext:value-type="float">
            <text:p>0.019436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386" calcext:value-type="float">
            <text:p>338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36</text:p>
          </table:table-cell>
          <table:table-cell office:value-type="float" office:value="0.018111" calcext:value-type="float">
            <text:p>0.01811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234" calcext:value-type="float">
            <text:p>323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37</text:p>
          </table:table-cell>
          <table:table-cell office:value-type="float" office:value="0.028679" calcext:value-type="float">
            <text:p>0.028679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141" calcext:value-type="float">
            <text:p>3141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38</text:p>
          </table:table-cell>
          <table:table-cell office:value-type="float" office:value="0.021418" calcext:value-type="float">
            <text:p>0.021418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176" calcext:value-type="float">
            <text:p>3176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39</text:p>
          </table:table-cell>
          <table:table-cell office:value-type="float" office:value="0.030014" calcext:value-type="float">
            <text:p>0.030014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2962" calcext:value-type="float">
            <text:p>2962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40</text:p>
          </table:table-cell>
          <table:table-cell office:value-type="float" office:value="0.041783" calcext:value-type="float">
            <text:p>0.041783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41</text:p>
          </table:table-cell>
          <table:table-cell office:value-type="float" office:value="0.020965" calcext:value-type="float">
            <text:p>0.020965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147" calcext:value-type="float">
            <text:p>314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42</text:p>
          </table:table-cell>
          <table:table-cell office:value-type="float" office:value="0.012012" calcext:value-type="float">
            <text:p>0.012012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" calcext:value-type="float">
            <text:p>0</text:p>
          </table:table-cell>
          <table:table-cell office:value-type="float" office:value="3327" calcext:value-type="float">
            <text:p>332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43</text:p>
          </table:table-cell>
          <table:table-cell office:value-type="float" office:value="0.021209" calcext:value-type="float">
            <text:p>0.021209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2834" calcext:value-type="float">
            <text:p>283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44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173" calcext:value-type="float">
            <text:p>3173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45</text:p>
          </table:table-cell>
          <table:table-cell office:value-type="float" office:value="0.021091" calcext:value-type="float">
            <text:p>0.021091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2809" calcext:value-type="float">
            <text:p>2809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46</text:p>
          </table:table-cell>
          <table:table-cell office:value-type="float" office:value="0.023723" calcext:value-type="float">
            <text:p>0.023723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2984" calcext:value-type="float">
            <text:p>298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47</text:p>
          </table:table-cell>
          <table:table-cell office:value-type="float" office:value="0.014112" calcext:value-type="float">
            <text:p>0.014112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2983" calcext:value-type="float">
            <text:p>2983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48</text:p>
          </table:table-cell>
          <table:table-cell office:value-type="float" office:value="0.017919" calcext:value-type="float">
            <text:p>0.017919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2970" calcext:value-type="float">
            <text:p>297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49</text:p>
          </table:table-cell>
          <table:table-cell office:value-type="float" office:value="0.021185" calcext:value-type="float">
            <text:p>0.021185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" calcext:value-type="float">
            <text:p>0</text:p>
          </table:table-cell>
          <table:table-cell office:value-type="float" office:value="3348" calcext:value-type="float">
            <text:p>3348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50</text:p>
          </table:table-cell>
          <table:table-cell office:value-type="float" office:value="0.022742" calcext:value-type="float">
            <text:p>0.022742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977" calcext:value-type="float">
            <text:p>297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51</text:p>
          </table:table-cell>
          <table:table-cell office:value-type="float" office:value="0.020004" calcext:value-type="float">
            <text:p>0.020004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325" calcext:value-type="float">
            <text:p>3325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52</text:p>
          </table:table-cell>
          <table:table-cell office:value-type="float" office:value="0.014392" calcext:value-type="float">
            <text:p>0.014392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" calcext:value-type="float">
            <text:p>0</text:p>
          </table:table-cell>
          <table:table-cell office:value-type="float" office:value="3197" calcext:value-type="float">
            <text:p>319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53</text:p>
          </table:table-cell>
          <table:table-cell office:value-type="float" office:value="0.017338" calcext:value-type="float">
            <text:p>0.017338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3152" calcext:value-type="float">
            <text:p>3152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54</text:p>
          </table:table-cell>
          <table:table-cell office:value-type="float" office:value="0.020711" calcext:value-type="float">
            <text:p>0.020711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2905" calcext:value-type="float">
            <text:p>2905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55</text:p>
          </table:table-cell>
          <table:table-cell office:value-type="float" office:value="0.011976" calcext:value-type="float">
            <text:p>0.011976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323" calcext:value-type="float">
            <text:p>3323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56</text:p>
          </table:table-cell>
          <table:table-cell office:value-type="float" office:value="0.063863" calcext:value-type="float">
            <text:p>0.063863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298" calcext:value-type="float">
            <text:p>3298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57</text:p>
          </table:table-cell>
          <table:table-cell office:value-type="float" office:value="0.014381" calcext:value-type="float">
            <text:p>0.014381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191" calcext:value-type="float">
            <text:p>3191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58</text:p>
          </table:table-cell>
          <table:table-cell office:value-type="float" office:value="0.011389" calcext:value-type="float">
            <text:p>0.011389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7:59</text:p>
          </table:table-cell>
          <table:table-cell office:value-type="float" office:value="0.037438" calcext:value-type="float">
            <text:p>0.037438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" calcext:value-type="float">
            <text:p>0</text:p>
          </table:table-cell>
          <table:table-cell office:value-type="float" office:value="2765" calcext:value-type="float">
            <text:p>276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00</text:p>
          </table:table-cell>
          <table:table-cell office:value-type="float" office:value="0.029016" calcext:value-type="float">
            <text:p>0.029016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157" calcext:value-type="float">
            <text:p>3157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01</text:p>
          </table:table-cell>
          <table:table-cell office:value-type="float" office:value="0.021548" calcext:value-type="float">
            <text:p>0.021548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197" calcext:value-type="float">
            <text:p>3197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02</text:p>
          </table:table-cell>
          <table:table-cell office:value-type="float" office:value="0.050763" calcext:value-type="float">
            <text:p>0.050763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023" calcext:value-type="float">
            <text:p>3023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03</text:p>
          </table:table-cell>
          <table:table-cell office:value-type="float" office:value="0.024945" calcext:value-type="float">
            <text:p>0.024945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3024" calcext:value-type="float">
            <text:p>3024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04</text:p>
          </table:table-cell>
          <table:table-cell office:value-type="float" office:value="0.018433" calcext:value-type="float">
            <text:p>0.018433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076" calcext:value-type="float">
            <text:p>3076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05</text:p>
          </table:table-cell>
          <table:table-cell office:value-type="float" office:value="0.026075" calcext:value-type="float">
            <text:p>0.02607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190" calcext:value-type="float">
            <text:p>319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06</text:p>
          </table:table-cell>
          <table:table-cell office:value-type="float" office:value="0.014849" calcext:value-type="float">
            <text:p>0.01484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093" calcext:value-type="float">
            <text:p>3093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07</text:p>
          </table:table-cell>
          <table:table-cell office:value-type="float" office:value="0.018755" calcext:value-type="float">
            <text:p>0.018755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3365" calcext:value-type="float">
            <text:p>3365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08</text:p>
          </table:table-cell>
          <table:table-cell office:value-type="float" office:value="0.037228" calcext:value-type="float">
            <text:p>0.037228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290" calcext:value-type="float">
            <text:p>329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09</text:p>
          </table:table-cell>
          <table:table-cell office:value-type="float" office:value="0.01789" calcext:value-type="float">
            <text:p>0.01789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920" calcext:value-type="float">
            <text:p>292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10</text:p>
          </table:table-cell>
          <table:table-cell office:value-type="float" office:value="0.015393" calcext:value-type="float">
            <text:p>0.015393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167" calcext:value-type="float">
            <text:p>316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11</text:p>
          </table:table-cell>
          <table:table-cell office:value-type="float" office:value="0.023089" calcext:value-type="float">
            <text:p>0.023089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3258" calcext:value-type="float">
            <text:p>3258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12</text:p>
          </table:table-cell>
          <table:table-cell office:value-type="float" office:value="0.024708" calcext:value-type="float">
            <text:p>0.024708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185" calcext:value-type="float">
            <text:p>3185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13</text:p>
          </table:table-cell>
          <table:table-cell office:value-type="float" office:value="0.013127" calcext:value-type="float">
            <text:p>0.013127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025" calcext:value-type="float">
            <text:p>3025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14</text:p>
          </table:table-cell>
          <table:table-cell office:value-type="float" office:value="0.019701" calcext:value-type="float">
            <text:p>0.01970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773" calcext:value-type="float">
            <text:p>2773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15</text:p>
          </table:table-cell>
          <table:table-cell office:value-type="float" office:value="0.021804" calcext:value-type="float">
            <text:p>0.021804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" calcext:value-type="float">
            <text:p>0</text:p>
          </table:table-cell>
          <table:table-cell office:value-type="float" office:value="2967" calcext:value-type="float">
            <text:p>296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16</text:p>
          </table:table-cell>
          <table:table-cell office:value-type="float" office:value="0.024499" calcext:value-type="float">
            <text:p>0.024499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3081" calcext:value-type="float">
            <text:p>3081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17</text:p>
          </table:table-cell>
          <table:table-cell office:value-type="float" office:value="0.016398" calcext:value-type="float">
            <text:p>0.016398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198" calcext:value-type="float">
            <text:p>3198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18</text:p>
          </table:table-cell>
          <table:table-cell office:value-type="float" office:value="0.015514" calcext:value-type="float">
            <text:p>0.015514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19</text:p>
          </table:table-cell>
          <table:table-cell office:value-type="float" office:value="0.023152" calcext:value-type="float">
            <text:p>0.023152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074" calcext:value-type="float">
            <text:p>307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20</text:p>
          </table:table-cell>
          <table:table-cell office:value-type="float" office:value="0.033718" calcext:value-type="float">
            <text:p>0.033718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2931" calcext:value-type="float">
            <text:p>2931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21</text:p>
          </table:table-cell>
          <table:table-cell office:value-type="float" office:value="0.025718" calcext:value-type="float">
            <text:p>0.025718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260" calcext:value-type="float">
            <text:p>326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22</text:p>
          </table:table-cell>
          <table:table-cell office:value-type="float" office:value="0.01801" calcext:value-type="float">
            <text:p>0.0180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2931" calcext:value-type="float">
            <text:p>2931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23</text:p>
          </table:table-cell>
          <table:table-cell office:value-type="float" office:value="0.013642" calcext:value-type="float">
            <text:p>0.013642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3275" calcext:value-type="float">
            <text:p>327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24</text:p>
          </table:table-cell>
          <table:table-cell office:value-type="float" office:value="0.030635" calcext:value-type="float">
            <text:p>0.030635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" calcext:value-type="float">
            <text:p>0</text:p>
          </table:table-cell>
          <table:table-cell office:value-type="float" office:value="3279" calcext:value-type="float">
            <text:p>3279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25</text:p>
          </table:table-cell>
          <table:table-cell office:value-type="float" office:value="0.016717" calcext:value-type="float">
            <text:p>0.016717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186" calcext:value-type="float">
            <text:p>3186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26</text:p>
          </table:table-cell>
          <table:table-cell office:value-type="float" office:value="0.024419" calcext:value-type="float">
            <text:p>0.024419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2878" calcext:value-type="float">
            <text:p>2878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27</text:p>
          </table:table-cell>
          <table:table-cell office:value-type="float" office:value="0.020166" calcext:value-type="float">
            <text:p>0.020166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3334" calcext:value-type="float">
            <text:p>333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28</text:p>
          </table:table-cell>
          <table:table-cell office:value-type="float" office:value="0.012838" calcext:value-type="float">
            <text:p>0.012838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174" calcext:value-type="float">
            <text:p>317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29</text:p>
          </table:table-cell>
          <table:table-cell office:value-type="float" office:value="0.035035" calcext:value-type="float">
            <text:p>0.03503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435" calcext:value-type="float">
            <text:p>3435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30</text:p>
          </table:table-cell>
          <table:table-cell office:value-type="float" office:value="0.018671" calcext:value-type="float">
            <text:p>0.01867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2904" calcext:value-type="float">
            <text:p>290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31</text:p>
          </table:table-cell>
          <table:table-cell office:value-type="float" office:value="0.023358" calcext:value-type="float">
            <text:p>0.023358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" calcext:value-type="float">
            <text:p>0</text:p>
          </table:table-cell>
          <table:table-cell office:value-type="float" office:value="3245" calcext:value-type="float">
            <text:p>3245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32</text:p>
          </table:table-cell>
          <table:table-cell office:value-type="float" office:value="0.024224" calcext:value-type="float">
            <text:p>0.024224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309" calcext:value-type="float">
            <text:p>3309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33</text:p>
          </table:table-cell>
          <table:table-cell office:value-type="float" office:value="0.014446" calcext:value-type="float">
            <text:p>0.014446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056" calcext:value-type="float">
            <text:p>3056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34</text:p>
          </table:table-cell>
          <table:table-cell office:value-type="float" office:value="0.033096" calcext:value-type="float">
            <text:p>0.033096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" calcext:value-type="float">
            <text:p>0</text:p>
          </table:table-cell>
          <table:table-cell office:value-type="float" office:value="3139" calcext:value-type="float">
            <text:p>3139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35</text:p>
          </table:table-cell>
          <table:table-cell office:value-type="float" office:value="0.014287" calcext:value-type="float">
            <text:p>0.014287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013" calcext:value-type="float">
            <text:p>3013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36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838" calcext:value-type="float">
            <text:p>2838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37</text:p>
          </table:table-cell>
          <table:table-cell office:value-type="float" office:value="0.022179" calcext:value-type="float">
            <text:p>0.022179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102" calcext:value-type="float">
            <text:p>3102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38</text:p>
          </table:table-cell>
          <table:table-cell office:value-type="float" office:value="0.047621" calcext:value-type="float">
            <text:p>0.047621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3221" calcext:value-type="float">
            <text:p>3221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39</text:p>
          </table:table-cell>
          <table:table-cell office:value-type="float" office:value="0.013875" calcext:value-type="float">
            <text:p>0.013875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2723" calcext:value-type="float">
            <text:p>2723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28:40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13:37:51.496401431</dc:date>
    <meta:editing-duration>PT27S</meta:editing-duration>
    <meta:editing-cycles>1</meta:editing-cycles>
    <meta:document-statistic meta:table-count="1" meta:cell-count="714" meta:object-count="1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271.C1:test271.D102" chart:data-source-has-labels="row" svg:x="0.32cm" svg:y="0.18cm" svg:width="13.361cm" svg:height="8.64cm">
          <chartooo:coordinate-region svg:x="1.232cm" svg:y="0.302cm" svg:width="12.389cm" svg:height="7.5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71.C2:test271.C102" chart:label-cell-address="test271.C1:test271.C1" chart:class="chart:bar">
            <chart:data-point chart:repeated="101"/>
          </chart:series>
          <chart:series chart:style-name="ch8" chart:values-cell-range-address="test271.D2:test271.D102" chart:label-cell-address="test271.D1:test271.D1" chart:class="chart:ba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71.C1:test271.C1</svg:desc>
                </draw:g>
              </table:table-cell>
              <table:table-cell office:value-type="string">
                <text:p>xfertime</text:p>
                <draw:g>
                  <svg:desc>test271.D1:test27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8068">
                <text:p>0.038068</text:p>
                <draw:g>
                  <svg:desc>test271.C2:test271.C102</svg:desc>
                </draw:g>
              </table:table-cell>
              <table:table-cell office:value-type="float" office:value="0.000169">
                <text:p>0.000169</text:p>
                <draw:g>
                  <svg:desc>test271.D2:test271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266">
                <text:p>0.014266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078">
                <text:p>0.017078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4909">
                <text:p>0.014909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3583">
                <text:p>0.023583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449">
                <text:p>0.011449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6519">
                <text:p>0.016519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9968">
                <text:p>0.039968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8101">
                <text:p>0.018101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1106">
                <text:p>0.021106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3817">
                <text:p>0.023817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4585">
                <text:p>0.014585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171">
                <text:p>0.012171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654">
                <text:p>0.013654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248">
                <text:p>0.027248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4524">
                <text:p>0.024524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335">
                <text:p>0.016335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2611">
                <text:p>0.012611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3753">
                <text:p>0.03375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7236">
                <text:p>0.037236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6364">
                <text:p>0.016364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7807">
                <text:p>0.017807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2699">
                <text:p>0.012699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5226">
                <text:p>0.035226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5193">
                <text:p>0.025193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3171">
                <text:p>0.023171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5104">
                <text:p>0.015104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2942">
                <text:p>0.032942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1953">
                <text:p>0.051953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1909">
                <text:p>0.021909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089">
                <text:p>0.03089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6795">
                <text:p>0.026795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2808">
                <text:p>0.022808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2251">
                <text:p>0.022251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4086">
                <text:p>0.034086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9436">
                <text:p>0.019436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8111">
                <text:p>0.018111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8679">
                <text:p>0.028679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1418">
                <text:p>0.021418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0014">
                <text:p>0.030014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1783">
                <text:p>0.041783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0965">
                <text:p>0.020965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2012">
                <text:p>0.012012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1209">
                <text:p>0.021209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766">
                <text:p>0.01766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1091">
                <text:p>0.021091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3723">
                <text:p>0.023723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4112">
                <text:p>0.014112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7919">
                <text:p>0.017919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1185">
                <text:p>0.021185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2742">
                <text:p>0.022742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0004">
                <text:p>0.020004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4392">
                <text:p>0.014392</text:p>
              </table:table-cell>
              <table:table-cell office:value-type="float" office:value="0.000176">
                <text:p>0.0001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7338">
                <text:p>0.017338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0711">
                <text:p>0.020711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1976">
                <text:p>0.011976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3863">
                <text:p>0.063863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4381">
                <text:p>0.014381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1389">
                <text:p>0.011389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7438">
                <text:p>0.037438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9016">
                <text:p>0.029016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1548">
                <text:p>0.021548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0763">
                <text:p>0.050763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4945">
                <text:p>0.024945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8433">
                <text:p>0.018433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6075">
                <text:p>0.026075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4849">
                <text:p>0.014849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8755">
                <text:p>0.018755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7228">
                <text:p>0.037228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789">
                <text:p>0.01789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5393">
                <text:p>0.015393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3089">
                <text:p>0.023089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4708">
                <text:p>0.024708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3127">
                <text:p>0.013127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9701">
                <text:p>0.019701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1804">
                <text:p>0.021804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4499">
                <text:p>0.024499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6398">
                <text:p>0.016398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5514">
                <text:p>0.015514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3152">
                <text:p>0.023152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3718">
                <text:p>0.033718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5718">
                <text:p>0.025718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801">
                <text:p>0.01801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3642">
                <text:p>0.013642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0635">
                <text:p>0.030635</text:p>
              </table:table-cell>
              <table:table-cell office:value-type="float" office:value="0.000193">
                <text:p>0.0001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6717">
                <text:p>0.016717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4419">
                <text:p>0.024419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0166">
                <text:p>0.020166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2838">
                <text:p>0.012838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5035">
                <text:p>0.035035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8671">
                <text:p>0.018671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3358">
                <text:p>0.023358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4224">
                <text:p>0.024224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4446">
                <text:p>0.014446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3096">
                <text:p>0.033096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4287">
                <text:p>0.014287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248">
                <text:p>0.01248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2179">
                <text:p>0.022179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7621">
                <text:p>0.047621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3875">
                <text:p>0.013875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